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2.671cm"/>
    </style:style>
    <style:style style:name="co7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0.854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0.871cm"/>
    </style:style>
    <style:style style:name="co13" style:family="table-column">
      <style:table-column-properties fo:break-before="auto" style:column-width="3.775cm"/>
    </style:style>
    <style:style style:name="co14" style:family="table-column">
      <style:table-column-properties fo:break-before="auto" style:column-width="3.027cm"/>
    </style:style>
    <style:style style:name="co15" style:family="table-column">
      <style:table-column-properties fo:break-before="auto" style:column-width="3.739cm"/>
    </style:style>
    <style:style style:name="co16" style:family="table-column">
      <style:table-column-properties fo:break-before="auto" style:column-width="0.515cm"/>
    </style:style>
    <style:style style:name="co17" style:family="table-column">
      <style:table-column-properties fo:break-before="auto" style:column-width="1.05cm"/>
    </style:style>
    <style:style style:name="co18" style:family="table-column">
      <style:table-column-properties fo:break-before="auto" style:column-width="2.547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0.409cm"/>
    </style:style>
    <style:style style:name="co21" style:family="table-column">
      <style:table-column-properties fo:break-before="auto" style:column-width="1.3cm"/>
    </style:style>
    <style:style style:name="co22" style:family="table-column">
      <style:table-column-properties fo:break-before="auto" style:column-width="2.921cm"/>
    </style:style>
    <style:style style:name="co23" style:family="table-column">
      <style:table-column-properties fo:break-before="auto" style:column-width="3.99cm"/>
    </style:style>
    <style:style style:name="co24" style:family="table-column">
      <style:table-column-properties fo:break-before="auto" style:column-width="0.57cm"/>
    </style:style>
    <style:style style:name="co25" style:family="table-column">
      <style:table-column-properties fo:break-before="auto" style:column-width="0.8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1"/>
    <style:style style:name="ce4" style:family="table-cell" style:parent-style-name="Default" style:data-style-name="N3"/>
    <style:style style:name="ce5" style:family="table-cell" style:parent-style-name="Default" style:data-style-name="N112"/>
    <style:style style:name="ce6" style:family="table-cell" style:parent-style-name="Default" style:data-style-name="N115"/>
    <style:style style:name="ce7" style:family="table-cell" style:parent-style-name="Default" style:data-style-name="N4"/>
    <style:style style:name="ce8" style:family="table-cell" style:parent-style-name="Default" style:data-style-name="N113"/>
    <style:style style:name="ce9" style:family="table-cell" style:parent-style-name="Default" style:data-style-name="N114"/>
    <style:style style:name="ce28" style:family="table-cell" style:parent-style-name="Default" style:data-style-name="N81"/>
    <style:style style:name="ce19" style:family="table-cell" style:parent-style-name="Default" style:data-style-name="N111">
      <style:text-properties fo:font-style="italic" style:font-style-asian="italic" style:font-style-complex="italic"/>
    </style:style>
    <style:style style:name="ce20" style:family="table-cell" style:parent-style-name="Default" style:data-style-name="N3">
      <style:text-properties fo:font-style="italic" style:font-style-asian="italic" style:font-style-complex="italic"/>
    </style:style>
    <style:style style:name="ce21" style:family="table-cell" style:parent-style-name="Default" style:data-style-name="N112">
      <style:text-properties fo:font-style="italic" style:font-style-asian="italic" style:font-style-complex="italic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5">
      <style:text-properties fo:font-style="italic" style:font-style-asian="italic" style:font-style-complex="italic"/>
    </style:style>
    <style:style style:name="ce24" style:family="table-cell" style:parent-style-name="Default" style:data-style-name="N113">
      <style:text-properties fo:font-style="italic" style:font-style-asian="italic" style:font-style-complex="italic"/>
    </style:style>
    <style:style style:name="ce25" style:family="table-cell" style:parent-style-name="Default" style:data-style-name="N4">
      <style:text-properties fo:font-style="italic" style:font-style-asian="italic" style:font-style-complex="italic"/>
    </style:style>
    <style:style style:name="ce26" style:family="table-cell" style:parent-style-name="Default" style:data-style-name="N114">
      <style:text-properties fo:font-style="italic" style:font-style-asian="italic" style:font-style-complex="italic"/>
    </style:style>
    <style:style style:name="ce27" style:family="table-cell" style:parent-style-name="Default" style:data-style-name="N112">
      <style:text-properties fo:font-style="italic" style:font-style-asian="italic" style:font-style-complex="italic"/>
      <style:map style:condition="is-true-formula([.$B$21]&gt;=[.$B$15])" style:apply-style-name="Red_20_BG" style:base-cell-address="Calculators.B21"/>
    </style:style>
    <style:style style:name="ce37" style:family="table-cell" style:parent-style-name="Default" style:data-style-name="N112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38" style:family="table-cell" style:parent-style-name="Default">
      <style:text-properties fo:font-style="italic" style:font-style-asian="italic" style:font-style-complex="italic"/>
      <style:map style:condition="is-true-formula([.$B$21]&gt;=[.$B$15])" style:apply-style-name="Red_20_BG" style:base-cell-address="Calculators.B21"/>
    </style:style>
    <style:style style:name="ce39" style:family="table-cell" style:parent-style-name="Default">
      <style:text-properties style:font-name="Liberation Sans1" fo:font-style="italic" style:font-style-asian="italic" style:font-style-complex="italic"/>
    </style:style>
    <style:style style:name="ce42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74pt solid #000000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style="italic" style:font-style-asian="italic" style:font-style-complex="italic"/>
    </style:style>
    <style:style style:name="ce79" style:family="table-cell" style:parent-style-name="Default">
      <style:table-cell-properties fo:border-bottom="none" fo:border-left="0.74pt solid #000000" fo:border-right="none" fo:border-top="none"/>
    </style:style>
    <style:style style:name="ce80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112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 style:data-style-name="N11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 style:data-style-name="N112"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90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91" style:family="table-cell" style:parent-style-name="Default" style:data-style-name="N112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2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93" style:family="table-cell" style:parent-style-name="Default" style:data-style-name="N112">
      <style:table-cell-properties fo:border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94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96" style:family="table-cell" style:parent-style-name="Default"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97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98" style:family="table-cell" style:parent-style-name="Default">
      <style:table-cell-properties fo:border-bottom="0.74pt solid #000000" fo:border-left="none" fo:border-right="none" fo:border-top="none"/>
    </style:style>
    <style:style style:name="ce99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100" style:family="table-cell" style:parent-style-name="Default">
      <style:table-cell-properties fo:border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</style:style>
    <style:style style:name="ce67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</style:style>
    <style:style style:name="ce107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108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111" style:family="table-cell" style:parent-style-name="Default">
      <style:table-cell-properties fo:border-bottom="none" fo:border-left="none" fo:border-right="0.74pt solid #000000" fo:border-top="none"/>
    </style:style>
    <style:style style:name="ce112" style:family="table-cell" style:parent-style-name="Default">
      <style:table-cell-properties fo:border-bottom="none" fo:border-left="none" fo:border-right="0.74pt solid #000000" fo:border-top="none"/>
      <style:text-properties style:font-name="Liberation Sans1" fo:font-style="italic" style:font-style-asian="italic" style:font-style-complex="italic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1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17" style:family="table-cell" style:parent-style-name="Default" style:data-style-name="N112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74pt solid #000000" fo:border-left="0.74pt solid #000000" fo:border-right="none" fo:border-top="none"/>
    </style:style>
    <style:style style:name="ce119" style:family="table-cell" style:parent-style-name="Default">
      <style:table-cell-properties fo:border="none"/>
    </style:style>
    <style:style style:name="ce120" style:family="table-cell" style:parent-style-name="Default" style:data-style-name="N3">
      <style:table-cell-properties fo:border="none"/>
      <style:text-properties fo:font-style="italic" style:font-style-asian="italic" style:font-style-complex="italic"/>
    </style:style>
    <style:style style:name="ce121" style:family="table-cell" style:parent-style-name="Default" style:data-style-name="N3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2"/>
    </style:style>
  </office:automatic-styles>
  <office:body>
    <office:spreadsheet>
      <table:content-validations>
        <table:content-validation table:name="val1" table:condition="of:cell-content-is-in-list([$'Kerbol System'.$A$2:$'Kerbol System'.$A$18])" table:allow-empty-cell="false" table:display-list="unsorted" table:base-cell-address="Gameplay.B1">
          <table:error-message table:message-type="stop" table:display="true"/>
        </table:content-validation>
        <table:content-validation table:name="val2" table:condition="of:cell-content-is-in-list([$Gameplay.$A$7:$Gameplay.$A$9])" table:allow-empty-cell="true" table:display-list="unsorted" table:base-cell-address="Calculators.L4">
          <table:error-message table:message-type="stop" table:display="true"/>
        </table:content-validation>
        <table:content-validation table:name="val3" table:condition="of:cell-content-is-in-list([$Gameplay.$A$2:$Gameplay.$A$9])" table:allow-empty-cell="true" table:display-list="unsorted" table:base-cell-address="Calculators.L11">
          <table:error-message table:message-type="stop" table:display="true"/>
        </table:content-validation>
      </table:content-validations>
      <table:table table:name="Kerbol System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1" table:default-cell-style-name="ce8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1" table:default-cell-style-name="ce6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Parent Gm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id. Day</text:p>
          </table:table-cell>
          <table:table-cell office:value-type="string" calcext:value-type="string">
            <text:p>Rot Angle</text:p>
          </table:table-cell>
          <table:table-cell office:value-type="string" calcext:value-type="string">
            <text:p>S.M.A.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Mean Anomaly</text:p>
          </table:table-cell>
          <table:table-cell office:value-type="string" calcext:value-type="string">
            <text:p>(Radians)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Arg of Peri.</text:p>
          </table:table-cell>
          <table:table-cell office:value-type="string" calcext:value-type="string">
            <text:p>Atm. Height</text:p>
          </table:table-cell>
          <table:table-cell office:value-type="string" calcext:value-type="string">
            <text:p>Obstacle Ht</text:p>
          </table:table-cell>
          <table:table-cell/>
          <table:table-cell office:value-type="string" calcext:value-type="string">
            <text:p>Orb. Period</text:p>
          </table:table-cell>
          <table:table-cell office:value-type="string" calcext:value-type="string">
            <text:p>SOI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.17233279483249E+018" calcext:value-type="float">
            <text:p>1.1723E+18</text:p>
          </table:table-cell>
          <table:table-cell/>
          <table:table-cell office:value-type="float" office:value="261600000" calcext:value-type="float">
            <text:p>261,600,000</text:p>
          </table:table-cell>
          <table:table-cell office:value-type="float" office:value="432000" calcext:value-type="float">
            <text:p>432,000.000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o</text:p>
          </table:table-cell>
          <table:table-cell office:value-type="float" office:value="168609378654.509" calcext:value-type="float">
            <text:p>1.6861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50000" calcext:value-type="float">
            <text:p>250,000</text:p>
          </table:table-cell>
          <table:table-cell office:value-type="float" office:value="1210000" calcext:value-type="float">
            <text:p>1,210,000.000</text:p>
          </table:table-cell>
          <table:table-cell table:style-name="ce6" office:value-type="float" office:value="190" calcext:value-type="float">
            <text:p>190.0</text:p>
          </table:table-cell>
          <table:table-cell office:value-type="float" office:value="5263138304" calcext:value-type="float">
            <text:p>5,263,138,304.00</text:p>
          </table:table-cell>
          <table:table-cell office:value-type="float" office:value="0.200000002980232" calcext:value-type="float">
            <text:p>0.200000</text:p>
          </table:table-cell>
          <table:table-cell office:value-type="float" office:value="7" calcext:value-type="float">
            <text:p>7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3])" office:value-type="float" office:value="3.14000010490418" calcext:value-type="float">
            <text:p>3.14000</text:p>
          </table:table-cell>
          <table:table-cell office:value-type="float" office:value="70" calcext:value-type="float">
            <text:p>70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2215754.21968432" calcext:value-type="float">
            <text:p>2,215,754.220</text:p>
          </table:table-cell>
          <table:table-cell office:value-type="float" office:value="9646663.02332811" calcext:value-type="float">
            <text:p>9,646,663.023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8171730229210.87" calcext:value-type="float">
            <text:p>8.1717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700000" calcext:value-type="float">
            <text:p>700,000</text:p>
          </table:table-cell>
          <table:table-cell office:value-type="float" office:value="80500" calcext:value-type="float">
            <text:p>80,5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9832684544" calcext:value-type="float">
            <text:p>9,832,684,544.00</text:p>
          </table:table-cell>
          <table:table-cell office:value-type="float" office:value="0.00999999977648258" calcext:value-type="float">
            <text:p>0.010000</text:p>
          </table:table-cell>
          <table:table-cell office:value-type="float" office:value="2.09999990463257" calcext:value-type="float">
            <text:p>2.1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4])" office:value-type="float" office:value="3.14000010490418" calcext:value-type="float">
            <text:p>3.1400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7600" calcext:value-type="float">
            <text:p>7600</text:p>
          </table:table-cell>
          <table:table-cell/>
          <table:table-cell office:value-type="float" office:value="5657995.14648304" calcext:value-type="float">
            <text:p>5,657,995.146</text:p>
          </table:table-cell>
          <table:table-cell office:value-type="float" office:value="85109364.7382441" calcext:value-type="float">
            <text:p>85,109,364.738</text:p>
          </table:table-cell>
          <table:table-cell/>
        </table:table-row>
        <table:table-row table:style-name="ro1">
          <table:table-cell table:style-name="ce1" office:value-type="string" calcext:value-type="string">
            <text:p>Gilly</text:p>
          </table:table-cell>
          <table:table-cell office:value-type="float" office:value="8289449.81471635" calcext:value-type="float">
            <text:p>8.2894E+06</text:p>
          </table:table-cell>
          <table:table-cell table:formula="of:=[.B4]" office:value-type="float" office:value="8171730229210.87" calcext:value-type="float">
            <text:p>8.1717E+12</text:p>
          </table:table-cell>
          <table:table-cell office:value-type="float" office:value="13000" calcext:value-type="float">
            <text:p>13,000</text:p>
          </table:table-cell>
          <table:table-cell office:value-type="float" office:value="28255" calcext:value-type="float">
            <text:p>28,255.000</text:p>
          </table:table-cell>
          <table:table-cell table:style-name="ce6" office:value-type="float" office:value="5" calcext:value-type="float">
            <text:p>5.0</text:p>
          </table:table-cell>
          <table:table-cell office:value-type="float" office:value="31500000" calcext:value-type="float">
            <text:p>31,500,000.00</text:p>
          </table:table-cell>
          <table:table-cell office:value-type="float" office:value="0.550000011920929" calcext:value-type="float">
            <text:p>0.550000</text:p>
          </table:table-cell>
          <table:table-cell office:value-type="float" office:value="12" calcext:value-type="float">
            <text:p>12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5])" office:value-type="float" office:value="0.899999976158143" calcext:value-type="float">
            <text:p>0.9000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/>
          <table:table-cell office:value-type="float" office:value="388587.376847929" calcext:value-type="float">
            <text:p>388,587.377</text:p>
          </table:table-cell>
          <table:table-cell office:value-type="float" office:value="126123.271704568" calcext:value-type="float">
            <text:p>126,123.272</text:p>
          </table:table-cell>
          <table:table-cell/>
        </table:table-row>
        <table:table-row table:style-name="ro1">
          <table:table-cell office:value-type="string" calcext:value-type="string">
            <text:p>Kerbin</text:p>
          </table:table-cell>
          <table:table-cell office:value-type="float" office:value="3531600000000" calcext:value-type="float">
            <text:p>3.5316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549.4251830898" calcext:value-type="float">
            <text:p>21,549.425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13599840256" calcext:value-type="float">
            <text:p>13,599,840,256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6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6767" calcext:value-type="float">
            <text:p>6767</text:p>
          </table:table-cell>
          <table:table-cell/>
          <table:table-cell office:value-type="float" office:value="9203544.61750141" calcext:value-type="float">
            <text:p>9,203,544.618</text:p>
          </table:table-cell>
          <table:table-cell office:value-type="float" office:value="84159286.4796305" calcext:value-type="float">
            <text:p>84,159,286.480</text:p>
          </table:table-cell>
          <table:table-cell/>
        </table:table-row>
        <table:table-row table:style-name="ro1">
          <table:table-cell table:style-name="ce1" office:value-type="string" calcext:value-type="string">
            <text:p>Mun</text:p>
          </table:table-cell>
          <table:table-cell office:value-type="float" office:value="65138397520.7807" calcext:value-type="float">
            <text:p>6.5138E+10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200000" calcext:value-type="float">
            <text:p>200,000</text:p>
          </table:table-cell>
          <table:table-cell office:value-type="float" office:value="138984.376574476" calcext:value-type="float">
            <text:p>138,984.377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000000" calcext:value-type="float">
            <text:p>12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7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/>
          <table:table-cell office:value-type="float" office:value="138984.376574476" calcext:value-type="float">
            <text:p>138,984.377</text:p>
          </table:table-cell>
          <table:table-cell office:value-type="float" office:value="2429559.11656475" calcext:value-type="float">
            <text:p>2,429,559.117</text:p>
          </table:table-cell>
          <table:table-cell/>
        </table:table-row>
        <table:table-row table:style-name="ro1">
          <table:table-cell table:style-name="ce1" office:value-type="string" calcext:value-type="string">
            <text:p>Minmus</text:p>
          </table:table-cell>
          <table:table-cell office:value-type="float" office:value="1765800026.31247" calcext:value-type="float">
            <text:p>1.7658E+09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60000" calcext:value-type="float">
            <text:p>60,000</text:p>
          </table:table-cell>
          <table:table-cell office:value-type="float" office:value="40400" calcext:value-type="float">
            <text:p>40,400.000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47000000" calcext:value-type="float">
            <text:p>47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6" calcext:value-type="float">
            <text:p>6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8])" office:value-type="float" office:value="0.899999976158143" calcext:value-type="float">
            <text:p>0.90000</text:p>
          </table:table-cell>
          <table:table-cell office:value-type="float" office:value="78" calcext:value-type="float">
            <text:p>78.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float" office:value="1077310.52101881" calcext:value-type="float">
            <text:p>1,077,310.521</text:p>
          </table:table-cell>
          <table:table-cell office:value-type="float" office:value="2247428.3879023" calcext:value-type="float">
            <text:p>2,247,428.388</text:p>
          </table:table-cell>
          <table:table-cell/>
        </table:table-row>
        <table:table-row table:style-name="ro1">
          <table:table-cell office:value-type="string" calcext:value-type="string">
            <text:p>Duna</text:p>
          </table:table-cell>
          <table:table-cell office:value-type="float" office:value="301363211975.098" calcext:value-type="float">
            <text:p>3.0136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320000" calcext:value-type="float">
            <text:p>320,000</text:p>
          </table:table-cell>
          <table:table-cell office:value-type="float" office:value="65517.859375" calcext:value-type="float">
            <text:p>65,517.85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0726155264" calcext:value-type="float">
            <text:p>20,726,155,264.00</text:p>
          </table:table-cell>
          <table:table-cell office:value-type="float" office:value="0.0509999990463257" calcext:value-type="float">
            <text:p>0.051000</text:p>
          </table:table-cell>
          <table:table-cell office:value-type="float" office:value="0.0599999986588955" calcext:value-type="float">
            <text:p>0.06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9])" office:value-type="float" office:value="3.14000010490418" calcext:value-type="float">
            <text:p>3.14000</text:p>
          </table:table-cell>
          <table:table-cell office:value-type="float" office:value="135.5" calcext:value-type="float">
            <text:p>135.5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7246" calcext:value-type="float">
            <text:p>7246</text:p>
          </table:table-cell>
          <table:table-cell/>
          <table:table-cell office:value-type="float" office:value="17315400.1425698" calcext:value-type="float">
            <text:p>17,315,400.143</text:p>
          </table:table-cell>
          <table:table-cell office:value-type="float" office:value="47921949.369738" calcext:value-type="float">
            <text:p>47,921,949.370</text:p>
          </table:table-cell>
          <table:table-cell/>
        </table:table-row>
        <table:table-row table:style-name="ro1">
          <table:table-cell table:style-name="ce1" office:value-type="string" calcext:value-type="string">
            <text:p>Ike</text:p>
          </table:table-cell>
          <table:table-cell office:value-type="float" office:value="18568368573.144" calcext:value-type="float">
            <text:p>1.8568E+10</text:p>
          </table:table-cell>
          <table:table-cell table:formula="of:=[.B9]" office:value-type="float" office:value="301363211975.098" calcext:value-type="float">
            <text:p>3.0136E+11</text:p>
          </table:table-cell>
          <table:table-cell office:value-type="float" office:value="130000" calcext:value-type="float">
            <text:p>130,000</text:p>
          </table:table-cell>
          <table:table-cell office:value-type="float" office:value="65517.8621348081" calcext:value-type="float">
            <text:p>65,517.862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3200000" calcext:value-type="float">
            <text:p>3,200,000.00</text:p>
          </table:table-cell>
          <table:table-cell office:value-type="float" office:value="0.0299999993294477" calcext:value-type="float">
            <text:p>0.030000</text:p>
          </table:table-cell>
          <table:table-cell office:value-type="float" office:value="0.200000002980232" calcext:value-type="float">
            <text:p>0.2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10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9" calcext:value-type="float">
            <text:p>12629</text:p>
          </table:table-cell>
          <table:table-cell/>
          <table:table-cell office:value-type="float" office:value="65517.8621348081" calcext:value-type="float">
            <text:p>65,517.862</text:p>
          </table:table-cell>
          <table:table-cell office:value-type="float" office:value="1049598.93931162" calcext:value-type="float">
            <text:p>1,049,598.939</text:p>
          </table:table-cell>
          <table:table-cell/>
        </table:table-row>
        <table:table-row table:style-name="ro1">
          <table:table-cell table:style-name="ce2" office:value-type="string" calcext:value-type="string">
            <text:p>Dres</text:p>
          </table:table-cell>
          <table:table-cell office:value-type="float" office:value="21484488600" calcext:value-type="float">
            <text:p>2.1484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138000" calcext:value-type="float">
            <text:p>138,000</text:p>
          </table:table-cell>
          <table:table-cell office:value-type="float" office:value="34800" calcext:value-type="float">
            <text:p>34,80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40839348203" calcext:value-type="float">
            <text:p>40,839,348,203.00</text:p>
          </table:table-cell>
          <table:table-cell office:value-type="float" office:value="0.145" calcext:value-type="float">
            <text:p>0.145000</text:p>
          </table:table-cell>
          <table:table-cell office:value-type="float" office:value="5" calcext:value-type="float">
            <text:p>5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1])" office:value-type="float" office:value="3.14000010490418" calcext:value-type="float">
            <text:p>3.14000</text:p>
          </table:table-cell>
          <table:table-cell office:value-type="float" office:value="280" calcext:value-type="float">
            <text:p>280.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47893063.1385932" calcext:value-type="float">
            <text:p>47,893,063.139</text:p>
          </table:table-cell>
          <table:table-cell office:value-type="float" office:value="32832839.5767762" calcext:value-type="float">
            <text:p>32,832,839.577</text:p>
          </table:table-cell>
          <table:table-cell/>
        </table:table-row>
        <table:table-row table:style-name="ro1">
          <table:table-cell office:value-type="string" calcext:value-type="string">
            <text:p>Jool</text:p>
          </table:table-cell>
          <table:table-cell office:value-type="float" office:value="282528004209995" calcext:value-type="float">
            <text:p>2.8253E+14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0" calcext:value-type="float">
            <text:p>6,000,000</text:p>
          </table:table-cell>
          <table:table-cell office:value-type="float" office:value="36000" calcext:value-type="float">
            <text:p>36,0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773560320" calcext:value-type="float">
            <text:p>68,773,560,320.00</text:p>
          </table:table-cell>
          <table:table-cell office:value-type="float" office:value="0.0500000007450581" calcext:value-type="float">
            <text:p>0.050000</text:p>
          </table:table-cell>
          <table:table-cell office:value-type="float" office:value="1.30400002002716" calcext:value-type="float">
            <text:p>1.30400</text:p>
          </table:table-cell>
          <table:table-cell office:value-type="float" office:value="5.72957803668559" calcext:value-type="float">
            <text:p>5.72958</text:p>
          </table:table-cell>
          <table:table-cell table:formula="of:=RADIANS([.J12])" office:value-type="float" office:value="0.100000001490116" calcext:value-type="float">
            <text:p>0.1000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661432.107989" calcext:value-type="float">
            <text:p>104,661,432.108</text:p>
          </table:table-cell>
          <table:table-cell office:value-type="float" office:value="2455985185.42347" calcext:value-type="float">
            <text:p>2,455,985,185.423</text:p>
          </table:table-cell>
          <table:table-cell/>
        </table:table-row>
        <table:table-row table:style-name="ro1">
          <table:table-cell table:style-name="ce1" office:value-type="string" calcext:value-type="string">
            <text:p>Laythe</text:p>
          </table:table-cell>
          <table:table-cell office:value-type="float" office:value="1962000029236.08" calcext:value-type="float">
            <text:p>1.9620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500000" calcext:value-type="float">
            <text:p>500,000</text:p>
          </table:table-cell>
          <table:table-cell office:value-type="float" office:value="52980.8790593796" calcext:value-type="float">
            <text:p>52,980.87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7184000" calcext:value-type="float">
            <text:p>27,184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3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float" office:value="52980.8790593796" calcext:value-type="float">
            <text:p>52,980.879</text:p>
          </table:table-cell>
          <table:table-cell office:value-type="float" office:value="3723645.81113302" calcext:value-type="float">
            <text:p>3,723,645.811</text:p>
          </table:table-cell>
          <table:table-cell/>
        </table:table-row>
        <table:table-row table:style-name="ro1">
          <table:table-cell table:style-name="ce1" office:value-type="string" calcext:value-type="string">
            <text:p>Vall</text:p>
          </table:table-cell>
          <table:table-cell office:value-type="float" office:value="207481499473.751" calcext:value-type="float">
            <text:p>2.0748E+11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300000" calcext:value-type="float">
            <text:p>300,000</text:p>
          </table:table-cell>
          <table:table-cell office:value-type="float" office:value="105962.088893924" calcext:value-type="float">
            <text:p>105,962.089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43152000" calcext:value-type="float">
            <text:p>43,152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4])" office:value-type="float" office:value="0.899999976158143" calcext:value-type="float">
            <text:p>0.9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05962.088893924" calcext:value-type="float">
            <text:p>105,962.089</text:p>
          </table:table-cell>
          <table:table-cell office:value-type="float" office:value="2406401.44479404" calcext:value-type="float">
            <text:p>2,406,401.445</text:p>
          </table:table-cell>
          <table:table-cell/>
        </table:table-row>
        <table:table-row table:style-name="ro1">
          <table:table-cell table:style-name="ce1" office:value-type="string" calcext:value-type="string">
            <text:p>Tylo</text:p>
          </table:table-cell>
          <table:table-cell office:value-type="float" office:value="2825280042099.95" calcext:value-type="float">
            <text:p>2.8253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1926.35802123" calcext:value-type="float">
            <text:p>211,926.358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500000" calcext:value-type="float">
            <text:p>68,5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5000000372529" calcext:value-type="float">
            <text:p>0.025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5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0" calcext:value-type="float">
            <text:p>11300</text:p>
          </table:table-cell>
          <table:table-cell/>
          <table:table-cell office:value-type="float" office:value="211926.35802123" calcext:value-type="float">
            <text:p>211,926.358</text:p>
          </table:table-cell>
          <table:table-cell office:value-type="float" office:value="10856518.3683586" calcext:value-type="float">
            <text:p>10,856,518.368</text:p>
          </table:table-cell>
          <table:table-cell/>
        </table:table-row>
        <table:table-row table:style-name="ro1">
          <table:table-cell table:style-name="ce1" office:value-type="string" calcext:value-type="string">
            <text:p>Bop</text:p>
          </table:table-cell>
          <table:table-cell office:value-type="float" office:value="2486834944.41491" calcext:value-type="float">
            <text:p>2.4868E+09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5000" calcext:value-type="float">
            <text:p>65,000</text:p>
          </table:table-cell>
          <table:table-cell office:value-type="float" office:value="544507.428516654" calcext:value-type="float">
            <text:p>544,507.429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8500000" calcext:value-type="float">
            <text:p>128,500,000.00</text:p>
          </table:table-cell>
          <table:table-cell office:value-type="float" office:value="0.234999999403954" calcext:value-type="float">
            <text:p>0.235000</text:p>
          </table:table-cell>
          <table:table-cell office:value-type="float" office:value="15" calcext:value-type="float">
            <text:p>15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6])" office:value-type="float" office:value="0.899999976158143" calcext:value-type="float">
            <text:p>0.90000</text:p>
          </table:table-cell>
          <table:table-cell office:value-type="float" office:value="10" calcext:value-type="float">
            <text:p>10.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800" calcext:value-type="float">
            <text:p>21800</text:p>
          </table:table-cell>
          <table:table-cell/>
          <table:table-cell office:value-type="float" office:value="544507.428516654" calcext:value-type="float">
            <text:p>544,507.429</text:p>
          </table:table-cell>
          <table:table-cell office:value-type="float" office:value="1221060.86284253" calcext:value-type="float">
            <text:p>1,221,060.863</text:p>
          </table:table-cell>
          <table:table-cell/>
        </table:table-row>
        <table:table-row table:style-name="ro1">
          <table:table-cell table:style-name="ce1" office:value-type="string" calcext:value-type="string">
            <text:p>Pol</text:p>
          </table:table-cell>
          <table:table-cell office:value-type="float" office:value="721702080" calcext:value-type="float">
            <text:p>7.2170E+08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44000" calcext:value-type="float">
            <text:p>44,000</text:p>
          </table:table-cell>
          <table:table-cell office:value-type="float" office:value="901902.623531173" calcext:value-type="float">
            <text:p>901,902.624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179890000" calcext:value-type="float">
            <text:p>179,890,000.00</text:p>
          </table:table-cell>
          <table:table-cell office:value-type="float" office:value="0.17085" calcext:value-type="float">
            <text:p>0.170850</text:p>
          </table:table-cell>
          <table:table-cell office:value-type="float" office:value="4.25" calcext:value-type="float">
            <text:p>4.25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7])" office:value-type="float" office:value="0.899999976158143" calcext:value-type="float">
            <text:p>0.90000</text:p>
          </table:table-cell>
          <table:table-cell office:value-type="float" office:value="2" calcext:value-type="float">
            <text:p>2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471" calcext:value-type="float">
            <text:p>5471</text:p>
          </table:table-cell>
          <table:table-cell/>
          <table:table-cell office:value-type="float" office:value="901902.623531173" calcext:value-type="float">
            <text:p>901,902.624</text:p>
          </table:table-cell>
          <table:table-cell office:value-type="float" office:value="1042138.89230178" calcext:value-type="float">
            <text:p>1,042,138.892</text:p>
          </table:table-cell>
          <table:table-cell/>
        </table:table-row>
        <table:table-row table:style-name="ro1">
          <table:table-cell office:value-type="string" calcext:value-type="string">
            <text:p>Eeloo</text:p>
          </table:table-cell>
          <table:table-cell office:value-type="float" office:value="74410814527.0496" calcext:value-type="float">
            <text:p>7.4411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10000" calcext:value-type="float">
            <text:p>210,000</text:p>
          </table:table-cell>
          <table:table-cell office:value-type="float" office:value="19460" calcext:value-type="float">
            <text:p>19,46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90118820000" calcext:value-type="float">
            <text:p>90,118,820,000.00</text:p>
          </table:table-cell>
          <table:table-cell office:value-type="float" office:value="0.26" calcext:value-type="float">
            <text:p>0.260000</text:p>
          </table:table-cell>
          <table:table-cell office:value-type="float" office:value="6.15" calcext:value-type="float">
            <text:p>6.15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8])" office:value-type="float" office:value="3.14000010490418" calcext:value-type="float">
            <text:p>3.14000</text:p>
          </table:table-cell>
          <table:table-cell office:value-type="float" office:value="50" calcext:value-type="float">
            <text:p>50.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156992048.397359" calcext:value-type="float">
            <text:p>156,992,048.397</text:p>
          </table:table-cell>
          <table:table-cell office:value-type="float" office:value="119082941.647812" calcext:value-type="float">
            <text:p>119,082,941.648</text:p>
          </table:table-cell>
          <table:table-cell/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Gameplay" table:style-name="ta1">
        <table:table-column table:style-name="co13" table:default-cell-style-name="Default"/>
        <table:table-column table:style-name="co1" table:default-cell-style-name="ce28"/>
        <table:table-column table:style-name="co1" table:default-cell-style-name="Default"/>
        <table:table-row table:style-name="ro1">
          <table:table-cell office:value-type="string" calcext:value-type="string">
            <text:p>Antenna</text:p>
          </table:table-cell>
          <table:table-cell table:style-name="Default" office:value-type="string" calcext:value-type="string">
            <text:p>Rating</text:p>
          </table:table-cell>
          <table:table-cell office:value-type="string" calcext:value-type="string">
            <text:p>is Relay</text:p>
          </table:table-cell>
        </table:table-row>
        <table:table-row table:style-name="ro1">
          <table:table-cell office:value-type="string" calcext:value-type="string">
            <text:p>Communotron 16</text:p>
          </table:table-cell>
          <table:table-cell table:style-name="Default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16-S</text:p>
          </table:table-cell>
          <table:table-cell table:style-name="Default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88-88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DTS-M1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HG-55</text:p>
          </table:table-cell>
          <table:table-cell office:value-type="float" office:value="15000000000" calcext:value-type="float">
            <text:p>1.50E+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-5 High Gain Relay</text:p>
          </table:table-cell>
          <table:table-cell office:value-type="float" office:value="5000000" calcext:value-type="float">
            <text:p>5.00E+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-100 Relay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-2 Relay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 level 1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S level 2</text:p>
          </table:table-cell>
          <table:table-cell office:value-type="float" office:value="50000000000" calcext:value-type="float">
            <text:p>5.00E+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S level 3</text:p>
          </table:table-cell>
          <table:table-cell office:value-type="float" office:value="250000000000" calcext:value-type="float">
            <text:p>2.50E+11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Calculators" table:style-name="ta1">
        <table:table-column table:style-name="co14" table:default-cell-style-name="ce1"/>
        <table:table-column table:style-name="co15" table:default-cell-style-name="Default"/>
        <table:table-column table:style-name="co16" table:default-cell-style-name="ce1"/>
        <table:table-column table:style-name="co17" table:default-cell-style-name="ce1"/>
        <table:table-column table:style-name="co1" table:default-cell-style-name="Default"/>
        <table:table-column table:style-name="co18" table:default-cell-style-name="ce45"/>
        <table:table-column table:style-name="co19" table:default-cell-style-name="ce88"/>
        <table:table-column table:style-name="co20" table:default-cell-style-name="Default"/>
        <table:table-column table:style-name="co21" table:default-cell-style-name="ce65"/>
        <table:table-column table:style-name="co1" table:default-cell-style-name="Default"/>
        <table:table-column table:style-name="co22" table:default-cell-style-name="ce45"/>
        <table:table-column table:style-name="co23" table:default-cell-style-name="ce20"/>
        <table:table-column table:style-name="co24" table:default-cell-style-name="ce1"/>
        <table:table-column table:style-name="co25" table:default-cell-style-name="ce67"/>
        <table:table-row table:style-name="ro2">
          <table:table-cell table:style-name="Heading_20_1"/>
          <table:table-cell table:style-name="Heading_20_1" table:content-validation-name="val1" office:value-type="string" calcext:value-type="string">
            <text:p>Kerbi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3">
          <table:table-cell office:value-type="string" calcext:value-type="string">
            <text:p>Gm</text:p>
          </table:table-cell>
          <table:table-cell table:style-name="ce19" table:formula="of:=VLOOKUP([.B1];[$'Kerbol System'.A2:$'Kerbol System'.M18];2;0)" office:value-type="float" office:value="3531600000000" calcext:value-type="float">
            <text:p>3.5316E+12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  <table:table-cell/>
          <table:table-cell table:style-name="ce42" office:value-type="string" calcext:value-type="string">
            <text:p>Periapsis</text:p>
          </table:table-cell>
          <table:table-cell table:style-name="ce50" office:value-type="float" office:value="70000" calcext:value-type="float">
            <text:p>70,000.000</text:p>
          </table:table-cell>
          <table:table-cell table:style-name="ce85"/>
          <table:table-cell table:style-name="ce64" office:value-type="string" calcext:value-type="string">
            <text:p>m</text:p>
          </table:table-cell>
          <table:table-cell/>
          <table:table-cell table:style-name="ce113" office:value-type="string" calcext:value-type="string" table:number-columns-spanned="4" table:number-rows-spanned="1">
            <text:p>CommNet</text:p>
          </table:table-cell>
          <table:covered-table-cell table:number-columns-repeated="2" table:style-name="ce85"/>
          <table:covered-table-cell table:style-name="ce104"/>
        </table:table-row>
        <table:table-row table:style-name="ro3">
          <table:table-cell office:value-type="string" calcext:value-type="string">
            <text:p>Parent Gm</text:p>
          </table:table-cell>
          <table:table-cell table:style-name="ce19" table:formula="of:=VLOOKUP([.B1];[$'Kerbol System'.A2:$'Kerbol System'.M18];3;0)" office:value-type="float" office:value="1.17233279483249E+018" calcext:value-type="float">
            <text:p>1.1723E+18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  <table:table-cell/>
          <table:table-cell table:style-name="ce43" office:value-type="string" calcext:value-type="string">
            <text:p>Apoapsis</text:p>
          </table:table-cell>
          <table:table-cell table:style-name="ce51" office:value-type="float" office:value="70000" calcext:value-type="float">
            <text:p>70,000.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4"/>
          <table:table-cell table:style-name="ce85" table:number-columns-repeated="2"/>
          <table:table-cell table:style-name="ce104"/>
        </table:table-row>
        <table:table-row table:style-name="ro1">
          <table:table-cell/>
          <table:table-cell table:style-name="ce1"/>
          <table:table-cell table:number-columns-repeated="3"/>
          <table:table-cell table:style-name="ce44"/>
          <table:table-cell table:style-name="ce85" table:number-columns-repeated="2"/>
          <table:table-cell table:style-name="ce104"/>
          <table:table-cell/>
          <table:table-cell table:style-name="ce43" office:value-type="string" calcext:value-type="string">
            <text:p>Relay Antenna</text:p>
          </table:table-cell>
          <table:table-cell table:style-name="ce88" table:content-validation-name="val2" office:value-type="string" calcext:value-type="string">
            <text:p>HG-5 High Gain Relay</text:p>
          </table:table-cell>
          <table:table-cell table:style-name="Default"/>
          <table:table-cell table:style-name="ce72"/>
        </table:table-row>
        <table:table-row table:style-name="ro1">
          <table:table-cell office:value-type="string" calcext:value-type="string">
            <text:p>Radius</text:p>
          </table:table-cell>
          <table:table-cell table:style-name="ce20" table:formula="of:=VLOOKUP([.B1];[$'Kerbol System'.A2:$'Kerbol System'.M18];4;0)" office:value-type="float" office:value="600000" calcext:value-type="float">
            <text:p>600,000</text:p>
          </table:table-cell>
          <table:table-cell table:style-name="ce20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MA</text:p>
          </table:table-cell>
          <table:table-cell table:style-name="ce21" table:formula="of:=([.G2]+[.G3])/2+[.B5]" office:value-type="float" office:value="670000" calcext:value-type="float">
            <text:p>670,000.000</text:p>
          </table:table-cell>
          <table:table-cell table:style-name="ce1"/>
          <table:table-cell table:style-name="ce67" office:value-type="string" calcext:value-type="string">
            <text:p>m</text:p>
          </table:table-cell>
          <table:table-cell/>
          <table:table-cell table:style-name="ce47"/>
          <table:table-cell table:style-name="Default" table:number-columns-repeated="2"/>
          <table:table-cell table:style-name="ce72"/>
        </table:table-row>
        <table:table-row table:style-name="ro1">
          <table:table-cell office:value-type="string" calcext:value-type="string">
            <text:p>Sid. Day</text:p>
          </table:table-cell>
          <table:table-cell table:style-name="ce21" table:formula="of:=VLOOKUP([.B1];[$'Kerbol System'.A2:$'Kerbol System'.M18];5;0)" office:value-type="float" office:value="21549.4251830898" calcext:value-type="float">
            <text:p>21,549.425</text:p>
          </table:table-cell>
          <table:table-cell table:style-name="ce21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eriod</text:p>
          </table:table-cell>
          <table:table-cell table:style-name="ce21" table:formula="of:=SQRT([.G5]*[.G5]*[.G5]/[.B2])*2*PI()" office:value-type="float" office:value="1833.60725364927" calcext:value-type="float">
            <text:p>1,833.607</text:p>
          </table:table-cell>
          <table:table-cell table:style-name="ce1"/>
          <table:table-cell table:style-name="ce67" office:value-type="string" calcext:value-type="string">
            <text:p>s</text:p>
          </table:table-cell>
          <table:table-cell/>
          <table:table-cell office:value-type="string" calcext:value-type="string">
            <text:p>Rating</text:p>
          </table:table-cell>
          <table:table-cell table:formula="of:=VLOOKUP([.L4];[$Gameplay.A7:$Gameplay.C9];2)" office:value-type="float" office:value="5000000" calcext:value-type="float">
            <text:p>5,000,00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table:style-name="ce22" table:formula="of:=COM.MICROSOFT.CONCAT(FLOOR([.B6]/21600);&quot;d &quot;;FLOOR([.B6]/3600-6*FLOOR([.B6]/21600));&quot;h &quot;;FLOOR([.B6]/60-60*FLOOR([.B6]/3600));&quot;m &quot;;TEXT([.B6]-60*FLOOR([.B6]/60);&quot;#0.000&quot;);&quot;s&quot;)" office:value-type="string" office:string-value="0d 5h 59m 9.425s" calcext:value-type="string">
            <text:p>0d 5h 59m 9.425s</text:p>
          </table:table-cell>
          <table:table-cell table:style-name="ce21"/>
          <table:table-cell table:number-columns-repeated="2"/>
          <table:table-cell table:style-name="ce46"/>
          <table:table-cell table:style-name="ce53" table:formula="of:=COM.MICROSOFT.CONCAT(FLOOR([.G6]/21600);&quot;d &quot;;FLOOR([.G6]/3600-6*FLOOR([.G6]/21600));&quot;h &quot;;FLOOR([.G6]/60-60*FLOOR([.G6]/3600));&quot;m &quot;;TEXT([.G6]-60*FLOOR([.G6]/60);&quot;#0.000&quot;);&quot;s&quot;)" office:value-type="string" office:string-value="0d 0h 30m 33.607s" calcext:value-type="string">
            <text:p>0d 0h 30m 33.607s</text:p>
          </table:table-cell>
          <table:table-cell table:style-name="ce60"/>
          <table:table-cell table:style-name="ce68"/>
          <table:table-cell/>
          <table:table-cell office:value-type="string" calcext:value-type="string">
            <text:p>vs DS1</text:p>
          </table:table-cell>
          <table:table-cell table:formula="of:=SQRT(2000000000*[.L6])" office:value-type="float" office:value="100000000" calcext:value-type="float">
            <text:p>100,000,00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MA</text:p>
          </table:table-cell>
          <table:table-cell table:style-name="ce23" table:formula="of:=VLOOKUP([.B1];[$'Kerbol System'.A2:$'Kerbol System'.M18];7;0)" office:value-type="float" office:value="13599840256" calcext:value-type="float">
            <text:p>13,599,840,256.00</text:p>
          </table:table-cell>
          <table:table-cell table:style-name="ce23"/>
          <table:table-cell office:value-type="string" calcext:value-type="string">
            <text:p>m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vs DS2</text:p>
          </table:table-cell>
          <table:table-cell table:formula="of:=SQRT(50000000000*[.L6])" office:value-type="float" office:value="500000000" calcext:value-type="float">
            <text:p>500,000,00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ccentricity</text:p>
          </table:table-cell>
          <table:table-cell table:style-name="ce24" table:formula="of:=VLOOKUP([.B1];[$'Kerbol System'.A2:$'Kerbol System'.M18];8;0)" office:value-type="float" office:value="0" calcext:value-type="float">
            <text:p>0.000000</text:p>
          </table:table-cell>
          <table:table-cell table:style-name="ce24"/>
          <table:table-cell table:number-columns-repeated="2"/>
          <table:table-cell table:style-name="ce42" office:value-type="string" calcext:value-type="string">
            <text:p>Period</text:p>
          </table:table-cell>
          <table:table-cell table:style-name="ce87" office:value-type="float" office:value="0" calcext:value-type="float">
            <text:p>0</text:p>
          </table:table-cell>
          <table:table-cell table:style-name="ce85"/>
          <table:table-cell table:style-name="ce64" office:value-type="string" calcext:value-type="string">
            <text:p>d</text:p>
          </table:table-cell>
          <table:table-cell/>
          <table:table-cell office:value-type="string" calcext:value-type="string">
            <text:p>vs DS3</text:p>
          </table:table-cell>
          <table:table-cell table:formula="of:=SQRT(250000000000*[.L6])" office:value-type="float" office:value="1118033988.74989" calcext:value-type="float">
            <text:p>1,118,033,98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riapsis</text:p>
          </table:table-cell>
          <table:table-cell table:style-name="ce25" table:formula="of:=[.B8]*(1-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  <table:table-cell/>
          <table:table-cell table:style-name="ce79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47"/>
          <table:table-cell table:style-name="Default" table:number-columns-repeated="2"/>
          <table:table-cell table:style-name="ce72"/>
        </table:table-row>
        <table:table-row table:style-name="ro1">
          <table:table-cell office:value-type="string" calcext:value-type="string">
            <text:p>Apoapsis</text:p>
          </table:table-cell>
          <table:table-cell table:style-name="ce25" table:formula="of:=[.B8]*(1+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  <table:table-cell/>
          <table:table-cell table:style-name="ce79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 office:value-type="string" calcext:value-type="string">
            <text:p>Antenna 2</text:p>
          </table:table-cell>
          <table:table-cell table:style-name="ce88" table:content-validation-name="val3" office:value-type="string" calcext:value-type="string">
            <text:p>Communotron 16</text:p>
          </table:table-cell>
          <table:table-cell table:style-name="Default"/>
          <table:table-cell table:style-name="ce72"/>
        </table:table-row>
        <table:table-row table:style-name="ro1">
          <table:table-cell office:value-type="string" calcext:value-type="string">
            <text:p>Inclination</text:p>
          </table:table-cell>
          <table:table-cell table:style-name="ce26" table:formula="of:=VLOOKUP([.B1];[$'Kerbol System'.A2:$'Kerbol System'.M18];9;0)" office:value-type="float" office:value="0" calcext:value-type="float">
            <text:p>0.00000</text:p>
          </table:table-cell>
          <table:table-cell table:style-name="ce26"/>
          <table:table-cell table:style-name="ce39" office:value-type="string" calcext:value-type="string">
            <text:p>°</text:p>
          </table:table-cell>
          <table:table-cell/>
          <table:table-cell table:style-name="ce79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7"/>
          <table:table-cell table:style-name="Default" table:number-columns-repeated="2"/>
          <table:table-cell table:style-name="ce72"/>
        </table:table-row>
        <table:table-row table:style-name="ro1">
          <table:table-cell office:value-type="string" calcext:value-type="string">
            <text:p>Period</text:p>
          </table:table-cell>
          <table:table-cell table:style-name="ce21" table:formula="of:=VLOOKUP([.B1];[$'Kerbol System'.A2:$'Kerbol System'.R18];17;0)" office:value-type="float" office:value="9203544.61750141" calcext:value-type="float">
            <text:p>9,203,544.618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4"/>
          <table:table-cell table:style-name="ce85" table:number-columns-repeated="2"/>
          <table:table-cell table:style-name="ce104"/>
          <table:table-cell/>
          <table:table-cell office:value-type="string" calcext:value-type="string">
            <text:p>Rating</text:p>
          </table:table-cell>
          <table:table-cell table:formula="of:=VLOOKUP([.L11];[$Gameplay.A2:$Gameplay.C9];2)" office:value-type="float" office:value="500000" calcext:value-type="float">
            <text:p>500,00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3">
          <table:table-cell/>
          <table:table-cell table:style-name="ce22" table:formula="of:=COM.MICROSOFT.CONCAT(FLOOR([.B13]/21600);&quot;d &quot;;FLOOR([.B13]/3600-6*FLOOR([.B13]/21600));&quot;h &quot;;FLOOR([.B13]/60-60*FLOOR([.B13]/3600));&quot;m &quot;;TEXT([.B13]-60*FLOOR([.B13]/60);&quot;#0.000&quot;);&quot;s&quot;)" office:value-type="string" office:string-value="426d 0h 32m 24.618s" calcext:value-type="string">
            <text:p>426d 0h 32m 24.618s</text:p>
          </table:table-cell>
          <table:table-cell table:number-columns-repeated="3"/>
          <table:table-cell office:value-type="string" calcext:value-type="string">
            <text:p>Period</text:p>
          </table:table-cell>
          <table:table-cell table:style-name="ce89" table:formula="of:=(([.G9]*6+[.G10])*60+[.G11])*60+[.G12]" office:value-type="float" office:value="2100" calcext:value-type="float">
            <text:p>2,1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/>
          <table:table-cell office:value-type="string" calcext:value-type="string">
            <text:p>Antenna 1 vs 2</text:p>
          </table:table-cell>
          <table:table-cell table:style-name="ce120" table:formula="of:=SQRT([.L13]*[.L6])" office:value-type="float" office:value="1581138.83008419" calcext:value-type="float">
            <text:p>1,581,139</text:p>
          </table:table-cell>
          <table:table-cell table:style-name="ce81"/>
          <table:table-cell office:value-type="string" calcext:value-type="string">
            <text:p>m</text:p>
          </table:table-cell>
        </table:table-row>
        <table:table-row table:style-name="ro3">
          <table:table-cell office:value-type="string" calcext:value-type="string">
            <text:p>SOI</text:p>
          </table:table-cell>
          <table:table-cell table:style-name="ce23" table:formula="of:=VLOOKUP([.B1];[$'Kerbol System'.A2:$'Kerbol System'.R18];18;0)" office:value-type="float" office:value="84159286.4796305" calcext:value-type="float">
            <text:p>84,159,286.48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MA</text:p>
          </table:table-cell>
          <table:table-cell table:style-name="ce89" table:formula="of:=POWER([.G14]*[.G14]*[.B2]/4/PI()/PI();1/3)" office:value-type="float" office:value="733415.561133388" calcext:value-type="float">
            <text:p>733,415.561</text:p>
          </table:table-cell>
          <table:table-cell table:style-name="ce96"/>
          <table:table-cell table:style-name="ce107" office:value-type="string" calcext:value-type="string">
            <text:p>m</text:p>
          </table:table-cell>
          <table:table-cell/>
          <table:table-cell office:value-type="string" calcext:value-type="string">
            <text:p>vs DS1</text:p>
          </table:table-cell>
          <table:table-cell table:formula="of:=SQRT(2000000000*[.$L$13])" office:value-type="float" office:value="31622776.6016838" calcext:value-type="float">
            <text:p>31,622,777</text:p>
          </table:table-cell>
          <table:table-cell table:style-name="Default"/>
          <table:table-cell office:value-type="string" calcext:value-type="string">
            <text:p>m</text:p>
          </table:table-cell>
        </table:table-row>
        <table:table-row table:style-name="ro3">
          <table:table-cell office:value-type="string" calcext:value-type="string">
            <text:p>Atm. Height</text:p>
          </table:table-cell>
          <table:table-cell table:style-name="ce20" table:formula="of:=VLOOKUP([.B1];[$'Kerbol System'.A2:$'Kerbol System'.R18];14;0)" office:value-type="float" office:value="70000" calcext:value-type="float">
            <text:p>7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6" office:value-type="string" calcext:value-type="string">
            <text:p>Height (circ.)</text:p>
          </table:table-cell>
          <table:table-cell table:style-name="ce90" table:formula="of:=[.G15]-[.B5]" office:value-type="float" office:value="133415.561133388" calcext:value-type="float">
            <text:p>133,415.561</text:p>
          </table:table-cell>
          <table:table-cell table:style-name="ce97"/>
          <table:table-cell table:style-name="ce108" office:value-type="string" calcext:value-type="string">
            <text:p>m</text:p>
          </table:table-cell>
          <table:table-cell/>
          <table:table-cell office:value-type="string" calcext:value-type="string">
            <text:p>vs DS2</text:p>
          </table:table-cell>
          <table:table-cell table:formula="of:=SQRT(50000000000*[.$L$13])" office:value-type="float" office:value="158113883.008419" calcext:value-type="float">
            <text:p>158,113,883</text:p>
          </table:table-cell>
          <table:table-cell table:style-name="Default"/>
          <table:table-cell office:value-type="string" calcext:value-type="string">
            <text:p>m</text:p>
          </table:table-cell>
        </table:table-row>
        <table:table-row table:style-name="ro3">
          <table:table-cell office:value-type="string" calcext:value-type="string">
            <text:p>Obstacle Height</text:p>
          </table:table-cell>
          <table:table-cell table:style-name="ce20" table:formula="of:=VLOOKUP([.B1];[$'Kerbol System'.A2:$'Kerbol System'.R18];15;0)" office:value-type="float" office:value="6767" calcext:value-type="float">
            <text:p>6,767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6" office:value-type="string" calcext:value-type="string">
            <text:p>vs DS3</text:p>
          </table:table-cell>
          <table:table-cell table:style-name="ce121" table:formula="of:=SQRT(250000000000*[.$L$13])" office:value-type="float" office:value="353553390.593274" calcext:value-type="float">
            <text:p>353,553,391</text:p>
          </table:table-cell>
          <table:table-cell table:style-name="ce98"/>
          <table:table-cell table:style-name="ce68" office:value-type="string" calcext:value-type="string">
            <text:p>m</text:p>
          </table:table-cell>
        </table:table-row>
        <table:table-row table:style-name="ro3">
          <table:table-cell office:value-type="string" calcext:value-type="string">
            <text:p>g</text:p>
          </table:table-cell>
          <table:table-cell table:style-name="ce26" table:formula="of:=[.B2]/[.B5]/[.B5]" office:value-type="float" office:value="9.81" calcext:value-type="float">
            <text:p>9.81000</text:p>
          </table:table-cell>
          <table:table-cell/>
          <table:table-cell office:value-type="string" calcext:value-type="string">
            <text:p>m/s<text:span text:style-name="T1">²</text:span></text:p>
          </table:table-cell>
          <table:table-cell/>
          <table:table-cell table:style-name="ce42" office:value-type="string" calcext:value-type="string">
            <text:p>Period</text:p>
          </table:table-cell>
          <table:table-cell table:style-name="ce87" office:value-type="float" office:value="35" calcext:value-type="float">
            <text:p>35</text:p>
          </table:table-cell>
          <table:table-cell table:style-name="ce85"/>
          <table:table-cell table:style-name="ce64" office:value-type="string" calcext:value-type="string">
            <text:p>d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g/g0</text:p>
          </table:table-cell>
          <table:table-cell table:style-name="ce21" table:formula="of:=[.B18]/9.81" office:value-type="float" office:value="1" calcext:value-type="float">
            <text:p>1.000</text:p>
          </table:table-cell>
          <table:table-cell table:number-columns-repeated="3"/>
          <table:table-cell table:style-name="ce79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113" office:value-type="string" calcext:value-type="string" table:number-columns-spanned="4" table:number-rows-spanned="1">
            <text:p>Relay network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1"/>
          <table:table-cell table:number-columns-repeated="3"/>
          <table:table-cell table:style-name="ce79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115"/>
          <table:table-cell table:style-name="ce85" table:number-columns-repeated="2"/>
          <table:table-cell table:style-name="ce104"/>
        </table:table-row>
        <table:table-row table:style-name="ro3">
          <table:table-cell office:value-type="string" calcext:value-type="string">
            <text:p>Sync Orbit SMA</text:p>
          </table:table-cell>
          <table:table-cell table:style-name="ce27" table:formula="of:=POWER([.B6]*[.B6]/4/PI()/PI()*[.B2];1/3)" office:value-type="float" office:value="3463334.05948876" calcext:value-type="float">
            <text:p>3,4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79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ntenna range</text:p>
          </table:table-cell>
          <table:table-cell table:style-name="ce120" table:formula="of:=[.L6]" office:value-type="float" office:value="5000000" calcext:value-type="float">
            <text:p>5,000,000</text:p>
          </table:table-cell>
          <table:table-cell table:style-name="ce81"/>
          <table:table-cell office:value-type="string" calcext:value-type="string">
            <text:p>m</text:p>
          </table:table-cell>
        </table:table-row>
        <table:table-row table:style-name="ro3">
          <table:table-cell office:value-type="string" calcext:value-type="string">
            <text:p>Sync Orbit Height</text:p>
          </table:table-cell>
          <table:table-cell table:style-name="ce27" table:formula="of:=[.B21]-[.B5]" office:value-type="float" office:value="2863334.05948876" calcext:value-type="float">
            <text:p>2,8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80" office:value-type="string" calcext:value-type="string">
            <text:p>Apsis HEIGHT</text:p>
          </table:table-cell>
          <table:table-cell table:style-name="ce91" office:value-type="float" office:value="100000" calcext:value-type="float">
            <text:p>100,000.000</text:p>
          </table:table-cell>
          <table:table-cell table:style-name="ce98"/>
          <table:table-cell table:style-name="ce109" office:value-type="string" calcext:value-type="string">
            <text:p>m</text:p>
          </table:table-cell>
          <table:table-cell/>
          <table:table-cell office:value-type="string" calcext:value-type="string">
            <text:p>Min # sats</text:p>
          </table:table-cell>
          <table:table-cell table:style-name="ce1" table:formula="of:=FLOOR(PI()/ATAN([.L21]/2/[.B5]))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table:style-name="ce44"/>
          <table:table-cell table:style-name="ce85" table:number-columns-repeated="2"/>
          <table:table-cell table:style-name="ce104"/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 office:value-type="string" calcext:value-type="string">
            <text:p>Min safe orbit ht</text:p>
          </table:table-cell>
          <table:table-cell table:style-name="ce23" table:formula="of:=MAX([.B16];[.B17])" office:value-type="float" office:value="70000" calcext:value-type="float">
            <text:p>70,000.00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eriod</text:p>
          </table:table-cell>
          <table:table-cell table:style-name="ce89" table:formula="of:=(([.G18]*6+[.G19])*60+[.G20])*60+[.G21]" office:value-type="float" office:value="756000" calcext:value-type="float">
            <text:p>756,0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/>
          <table:table-cell table:style-name="ce43" office:value-type="string" calcext:value-type="string">
            <text:p># Sats</text:p>
          </table:table-cell>
          <table:table-cell table:style-name="ce55" office:value-type="float" office:value="3" calcext:value-type="float">
            <text:p>3</text:p>
          </table:table-cell>
          <table:table-cell table:style-name="Default"/>
          <table:table-cell table:style-name="ce72"/>
        </table:table-row>
        <table:table-row table:style-name="ro3">
          <table:table-cell office:value-type="string" calcext:value-type="string">
            <text:p>Min safe SMA</text:p>
          </table:table-cell>
          <table:table-cell table:style-name="ce23" table:formula="of:=[.B24]+[.B5]" office:value-type="float" office:value="670000" calcext:value-type="float">
            <text:p>670,000.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6" office:value-type="string" calcext:value-type="string">
            <text:p>Other HEIGHT</text:p>
          </table:table-cell>
          <table:table-cell table:style-name="ce92" table:formula="of:=2*(POWER([.G24]*[.G24]*[.B2]/4/PI()/PI();1/3)-[.B5])-[.G22]" office:value-type="float" office:value="72930396.9800614" calcext:value-type="float">
            <text:p>72,930,396.980</text:p>
          </table:table-cell>
          <table:table-cell table:style-name="ce99"/>
          <table:table-cell table:style-name="ce110" office:value-type="string" calcext:value-type="string">
            <text:p>m</text:p>
          </table:table-cell>
          <table:table-cell/>
          <table:table-cell table:style-name="ce43"/>
          <table:table-cell table:style-name="ce55"/>
          <table:table-cell table:style-name="Default"/>
          <table:table-cell table:style-name="ce72"/>
        </table:table-row>
        <table:table-row table:style-name="ro1">
          <table:table-cell office:value-type="string" calcext:value-type="string">
            <text:p>Escape velocity</text:p>
          </table:table-cell>
          <table:table-cell table:style-name="ce23" table:formula="of:=SQRT(2*[.B2]/[.B5])" office:value-type="float" office:value="3431.03482931899" calcext:value-type="float">
            <text:p>3,431.03</text:p>
          </table:table-cell>
          <table:table-cell/>
          <table:table-cell office:value-type="string" calcext:value-type="string">
            <text:p>m/s</text:p>
          </table:table-cell>
          <table:table-cell/>
          <table:table-cell table:style-name="ce81"/>
          <table:table-cell table:style-name="ce93"/>
          <table:table-cell table:style-name="ce100" table:number-columns-repeated="2"/>
          <table:table-cell/>
          <table:table-cell table:style-name="ce116" office:value-type="string" calcext:value-type="string" table:number-columns-spanned="4" table:number-rows-spanned="1">
            <text:p>(Relays can communicate with each other)</text:p>
          </table:table-cell>
          <table:covered-table-cell table:number-columns-repeated="2" table:style-name="ce123"/>
          <table:covered-table-cell table:style-name="ce125"/>
        </table:table-row>
        <table:table-row table:style-name="ro1">
          <table:table-cell office:value-type="string" calcext:value-type="string">
            <text:p>Min vel. for orbit</text:p>
          </table:table-cell>
          <table:table-cell table:style-name="ce25" table:formula="of:=SQRT([.B2]/[.B25])" office:value-type="float" office:value="2295.87560118561" calcext:value-type="float">
            <text:p>2,295.88</text:p>
          </table:table-cell>
          <table:table-cell/>
          <table:table-cell office:value-type="string" calcext:value-type="string">
            <text:p>m/s</text:p>
          </table:table-cell>
          <table:table-cell/>
          <table:table-cell table:style-name="ce82" office:value-type="string" calcext:value-type="string" table:number-columns-spanned="4" table:number-rows-spanned="1">
            <text:p>Hohmann transfer</text:p>
          </table:table-cell>
          <table:covered-table-cell table:number-columns-repeated="2" table:style-name="ce85"/>
          <table:covered-table-cell table:style-name="ce104"/>
          <table:table-cell/>
          <table:table-cell office:value-type="string" calcext:value-type="string">
            <text:p>Min SMA</text:p>
          </table:table-cell>
          <table:table-cell table:formula="of:=[.B5]/COS(PI()/[.L24])" office:value-type="float" office:value="1200000" calcext:value-type="float">
            <text:p>1,200,00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n orbit period</text:p>
          </table:table-cell>
          <table:table-cell table:style-name="ce21" table:formula="of:=SQRT([.B25]*[.B25]*[.B25]/[.B2])*2*PI()" office:value-type="float" office:value="1833.60725364927" calcext:value-type="float">
            <text:p>1,833.607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3" office:value-type="string" calcext:value-type="string">
            <text:p>Height 1</text:p>
          </table:table-cell>
          <table:table-cell table:style-name="ce51" office:value-type="float" office:value="100000" calcext:value-type="float">
            <text:p>100,000.000</text:p>
          </table:table-cell>
          <table:table-cell table:style-name="ce88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ax SMA</text:p>
          </table:table-cell>
          <table:table-cell table:formula="of:=[.L21]/2/SIN(PI()/[.L24])" office:value-type="float" office:value="2886751.34594813" calcext:value-type="float">
            <text:p>2,886,75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table:style-name="ce37" table:formula="of:=COM.MICROSOFT.CONCAT(FLOOR([.B28]/21600);&quot;d &quot;;FLOOR([.B28]/3600-6*FLOOR([.B28]/21600));&quot;h &quot;;FLOOR([.B28]/60-60*FLOOR([.B28]/3600));&quot;m &quot;;TEXT([.B28]-60*FLOOR([.B28]/60);&quot;#0.000&quot;);&quot;s&quot;)" office:value-type="string" office:string-value="0d 0h 30m 33.607s" calcext:value-type="string">
            <text:p>0d 0h 30m 33.607s</text:p>
          </table:table-cell>
          <table:table-cell table:number-columns-repeated="3"/>
          <table:table-cell table:style-name="ce80" office:value-type="string" calcext:value-type="string">
            <text:p>Height 2</text:p>
          </table:table-cell>
          <table:table-cell table:style-name="ce91" office:value-type="float" office:value="2863334" calcext:value-type="float">
            <text:p>2,863,334.000</text:p>
          </table:table-cell>
          <table:table-cell table:style-name="ce101"/>
          <table:table-cell table:style-name="ce109" office:value-type="string" calcext:value-type="string">
            <text:p>m</text:p>
          </table:table-cell>
          <table:table-cell/>
          <table:table-cell table:style-name="ce117" office:value-type="string" calcext:value-type="string">
            <text:p>Min height</text:p>
          </table:table-cell>
          <table:table-cell table:formula="of:=[.L27]-[.B5]" office:value-type="float" office:value="600000" calcext:value-type="float">
            <text:p>600,000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x orbit period</text:p>
          </table:table-cell>
          <table:table-cell table:style-name="ce21" table:formula="of:=SQRT([.B15]*[.B15]*[.B15]/[.B2])*2*PI()" office:value-type="float" office:value="2581351.7107282" calcext:value-type="float">
            <text:p>2,581,351.711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9"/>
          <table:table-cell table:style-name="Default"/>
          <table:table-cell/>
          <table:table-cell table:style-name="ce111"/>
          <table:table-cell/>
          <table:table-cell office:value-type="string" calcext:value-type="string">
            <text:p>Max height</text:p>
          </table:table-cell>
          <table:table-cell table:formula="of:=[.L28]-[.B5]" office:value-type="float" office:value="2286751.34594813" calcext:value-type="float">
            <text:p>2,286,751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table:style-name="ce37" table:formula="of:=COM.MICROSOFT.CONCAT(FLOOR([.B30]/21600);&quot;d &quot;;FLOOR([.B30]/3600-6*FLOOR([.B30]/21600));&quot;h &quot;;FLOOR([.B30]/60-60*FLOOR([.B30]/3600));&quot;m &quot;;TEXT([.B30]-60*FLOOR([.B30]/60);&quot;#0.000&quot;);&quot;s&quot;)" office:value-type="string" office:string-value="119d 3h 2m 31.711s" calcext:value-type="string">
            <text:p>119d 3h 2m 31.711s</text:p>
          </table:table-cell>
          <table:table-cell table:number-columns-repeated="3"/>
          <table:table-cell office:value-type="string" calcext:value-type="string">
            <text:p>SMA</text:p>
          </table:table-cell>
          <table:table-cell table:style-name="ce21" table:formula="of:=([.G28]+[.G29])/2+[.B5]" office:value-type="float" office:value="2081667" calcext:value-type="float">
            <text:p>2,081,667.000</text:p>
          </table:table-cell>
          <table:table-cell table:style-name="ce1"/>
          <table:table-cell table:style-name="ce67" office:value-type="string" calcext:value-type="string">
            <text:p>m</text:p>
          </table:table-cell>
          <table:table-cell/>
          <table:table-cell office:value-type="string" calcext:value-type="string">
            <text:p>Min Period</text:p>
          </table:table-cell>
          <table:table-cell table:style-name="ce21" table:formula="of:=SQRT([.L27]*[.L27]*[.L27]/[.B2])*2*PI()" office:value-type="float" office:value="4395.07189153894" calcext:value-type="float">
            <text:p>4,395.07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Transfer time</text:p>
          </table:table-cell>
          <table:table-cell table:style-name="ce21" table:formula="of:=SQRT([.G31]*[.G31]*[.G31]/[.B2])*PI()" office:value-type="float" office:value="5020.8934471279" calcext:value-type="float">
            <text:p>5,020.893</text:p>
          </table:table-cell>
          <table:table-cell table:style-name="ce1"/>
          <table:table-cell table:style-name="ce67" office:value-type="string" calcext:value-type="string">
            <text:p>s</text:p>
          </table:table-cell>
          <table:table-cell table:number-columns-repeated="2"/>
          <table:table-cell table:style-name="ce37" table:formula="of:=COM.MICROSOFT.CONCAT(FLOOR([.L31]/21600);&quot;d &quot;;FLOOR([.L31]/3600-6*FLOOR([.L31]/21600));&quot;h &quot;;FLOOR([.L31]/60-60*FLOOR([.L31]/3600));&quot;m &quot;;TEXT([.L31]-60*FLOOR([.L31]/60);&quot;#0.000&quot;);&quot;s&quot;)" office:value-type="string" office:string-value="0d 1h 13m 15.072s" calcext:value-type="string">
            <text:p>0d 1h 13m 15.072s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7" table:formula="of:=COM.MICROSOFT.CONCAT(FLOOR([.G32]/21600);&quot;d &quot;;FLOOR([.G32]/3600-6*FLOOR([.G32]/21600));&quot;h &quot;;FLOOR([.G32]/60-60*FLOOR([.G32]/3600));&quot;m &quot;;TEXT([.G32]-60*FLOOR([.G32]/60);&quot;#0.000&quot;);&quot;s&quot;)" office:value-type="string" office:string-value="0d 1h 23m 40.893s" calcext:value-type="string">
            <text:p>0d 1h 23m 40.893s</text:p>
          </table:table-cell>
          <table:table-cell table:style-name="ce1"/>
          <table:table-cell table:style-name="ce67"/>
          <table:table-cell/>
          <table:table-cell office:value-type="string" calcext:value-type="string">
            <text:p>Max Period</text:p>
          </table:table-cell>
          <table:table-cell table:style-name="ce21" table:formula="of:=SQRT([.L28]*[.L28]*[.L28]/[.B2])*2*PI()" office:value-type="float" office:value="16398.6531348978" calcext:value-type="float">
            <text:p>16,398.65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Body rotates</text:p>
          </table:table-cell>
          <table:table-cell table:style-name="ce21" table:formula="of:=360*[.G32]/[.B6]" office:value-type="float" office:value="83.8779515281195" calcext:value-type="float">
            <text:p>83.878</text:p>
          </table:table-cell>
          <table:table-cell table:style-name="ce1"/>
          <table:table-cell table:style-name="ce112" office:value-type="string" calcext:value-type="string">
            <text:p>°</text:p>
          </table:table-cell>
          <table:table-cell table:number-columns-repeated="2"/>
          <table:table-cell table:style-name="ce37" table:formula="of:=COM.MICROSOFT.CONCAT(FLOOR([.L33]/21600);&quot;d &quot;;FLOOR([.L33]/3600-6*FLOOR([.L33]/21600));&quot;h &quot;;FLOOR([.L33]/60-60*FLOOR([.L33]/3600));&quot;m &quot;;TEXT([.L33]-60*FLOOR([.L33]/60);&quot;#0.000&quot;);&quot;s&quot;)" office:value-type="string" office:string-value="0d 4h 33m 18.653s" calcext:value-type="string">
            <text:p>0d 4h 33m 18.653s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Insert dv</text:p>
          </table:table-cell>
          <table:table-cell table:style-name="ce21" table:formula="of:=SQRT([.B2]*(2/([.G28]+[.B5])-1/[.G31]))-SQRT([.B2]/([.G28]+[.B5]))" office:value-type="float" office:value="651.059233785699" calcext:value-type="float">
            <text:p>651.059</text:p>
          </table:table-cell>
          <table:table-cell table:style-name="ce1"/>
          <table:table-cell table:style-name="ce67" office:value-type="string" calcext:value-type="string">
            <text:p>m/s</text:p>
          </table:table-cell>
          <table:table-cell/>
          <table:table-cell table:style-name="ce118"/>
          <table:table-cell table:style-name="ce98" table:number-columns-repeated="2"/>
          <table:table-cell table:style-name="ce12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Final dv</text:p>
          </table:table-cell>
          <table:table-cell table:style-name="ce21" table:formula="of:=SQRT([.B2]/([.G29]+[.B5]))-SQRT([.B2]*(2/([.G29]+[.B5])-1/[.G31]))" office:value-type="float" office:value="424.233207862991" calcext:value-type="float">
            <text:p>424.233</text:p>
          </table:table-cell>
          <table:table-cell table:style-name="ce1"/>
          <table:table-cell table:style-name="ce67" office:value-type="string" calcext:value-type="string">
            <text:p>m/s</text:p>
          </table:table-cell>
          <table:table-cell/>
          <table:table-cell table:style-name="ce119"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ce46" office:value-type="string" calcext:value-type="string">
            <text:p>Total dv</text:p>
          </table:table-cell>
          <table:table-cell table:style-name="ce94" table:formula="of:=[.G35]+[.G36]" office:value-type="float" office:value="1075.29244164869" calcext:value-type="float">
            <text:p>1,075.292</text:p>
          </table:table-cell>
          <table:table-cell table:style-name="ce60"/>
          <table:table-cell table:style-name="ce68" office:value-type="string" calcext:value-type="string">
            <text:p>m/s</text:p>
          </table:table-cell>
          <table:table-cell/>
          <table:table-cell table:style-name="Default" table:number-columns-repeated="4"/>
        </table:table-row>
        <calcext:conditional-formats>
          <calcext:conditional-format calcext:target-range-address="Calculators.B21:Calculators.D22">
            <calcext:condition calcext:apply-style-name="Red BG" calcext:value="formula-is([.$B$21]&gt;=[.$B$15])" calcext:base-cell-address="Calculators.B21"/>
          </calcext:conditional-format>
          <calcext:conditional-format calcext:target-range-address="Calculators.G14:Calculators.I16 Calculators.G24:Calculators.I26">
            <calcext:condition calcext:apply-style-name="Red BG" calcext:value="formula-is(OR([.$G$16]&lt;[.$B$24];[.$G$15]&gt;[.$B$15]))" calcext:base-cell-address="Calculators.G14"/>
          </calcext:conditional-format>
          <calcext:conditional-format calcext:target-range-address="Calculators.G25:Calculators.I25">
            <calcext:condition calcext:apply-style-name="Red BG" calcext:value="formula-is([.$G$25]&gt;=[.$B$15])" calcext:base-cell-address="Calculators.G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_20_BG" style:display-name="Red BG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1T10:29:10.571000000</dc:date>
    <meta:editing-duration>PT5H37M49S</meta:editing-duration>
    <meta:editing-cycles>44</meta:editing-cycles>
    <meta:generator>LibreOffice/7.4.2.3$Windows_X86_64 LibreOffice_project/382eef1f22670f7f4118c8c2dd222ec7ad009daf</meta:generator>
    <meta:document-statistic meta:table-count="3" meta:cell-count="540" meta:object-count="0"/>
  </office:meta>
</office:document-meta>
</file>